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solid" draw:stroke-dash="Dashed_20__28_var_29__20_1" svg:stroke-width="0.071cm" svg:stroke-color="#4bacc6" draw:marker-start="" draw:marker-start-width="0.2cm" draw:marker-start-center="false" draw:marker-end="" draw:marker-end-width="0.2cm" draw:marker-end-center="false" svg:stroke-opacity="100%" draw:fill="solid" draw:fill-color="#4bacc6" draw:opacity="100%" draw:textarea-horizontal-align="center" draw:textarea-vertical-align="middle" draw:auto-grow-height="false" draw:auto-grow-width="false" fo:padding-top="1.492cm" fo:padding-bottom="1.492cm" fo:padding-left="0.049cm" fo:padding-right="0.049cm" fo:wrap-option="wrap" draw:shadow="hidden" draw:shadow-offset-x="0.2cm" draw:shadow-offset-y="0.2cm" draw:shadow-color="#808080"/>
    </style:style>
    <style:style style:name="gr3" style:family="graphic" style:parent-style-name="standard" style:list-style-name="L3">
      <style:graphic-properties draw:stroke="solid" draw:stroke-dash="Dashed_20__28_var_29__20_1" svg:stroke-width="0.071cm" svg:stroke-color="#60e146" draw:marker-start="" draw:marker-start-width="0.2cm" draw:marker-start-center="false" draw:marker-end="" draw:marker-end-width="0.2cm" draw:marker-end-center="false" svg:stroke-opacity="100%" draw:fill="solid" draw:fill-color="#ffffff" draw:opacity="90%" draw:textarea-horizontal-align="left" draw:textarea-vertical-align="middle" draw:auto-grow-height="false" draw:auto-grow-width="false" fo:padding-top="0.178cm" fo:padding-bottom="0.178cm" fo:padding-left="0.533cm" fo:padding-right="0.178cm" fo:wrap-option="wrap" draw:shadow="hidden" draw:shadow-offset-x="0.2cm" draw:shadow-offset-y="0.2cm" draw:shadow-color="#808080"/>
    </style:style>
    <style:style style:name="gr4" style:family="graphic" style:parent-style-name="standard" style:list-style-name="L3">
      <style:graphic-properties draw:stroke="solid" draw:stroke-dash="Dashed_20__28_var_29__20_1" svg:stroke-width="0.071cm" svg:stroke-color="#f79646" draw:marker-start="" draw:marker-start-width="0.2cm" draw:marker-start-center="false" draw:marker-end="" draw:marker-end-width="0.2cm" draw:marker-end-center="false" svg:stroke-opacity="100%" draw:fill="solid" draw:fill-color="#f79646" draw:opacity="100%" draw:textarea-horizontal-align="center" draw:textarea-vertical-align="middle" draw:auto-grow-height="false" draw:auto-grow-width="false" fo:padding-top="1.492cm" fo:padding-bottom="1.492cm" fo:padding-left="0.049cm" fo:padding-right="0.049cm" fo:wrap-option="wrap" draw:shadow="hidden" draw:shadow-offset-x="0.2cm" draw:shadow-offset-y="0.2cm" draw:shadow-color="#808080"/>
    </style:style>
    <style:style style:name="gr5" style:family="graphic" style:parent-style-name="standard" style:list-style-name="L3">
      <style:graphic-properties draw:stroke="solid" draw:stroke-dash="Dashed_20__28_var_29__20_1" svg:stroke-width="0.071cm" svg:stroke-color="#f79646" draw:marker-start="" draw:marker-start-width="0.2cm" draw:marker-start-center="false" draw:marker-end="" draw:marker-end-width="0.2cm" draw:marker-end-center="false" svg:stroke-opacity="100%" draw:fill="solid" draw:fill-color="#ffffff" draw:opacity="90%" draw:textarea-horizontal-align="left" draw:textarea-vertical-align="middle" draw:auto-grow-height="false" draw:auto-grow-width="false" fo:padding-top="0.178cm" fo:padding-bottom="0.178cm" fo:padding-left="0.533cm" fo:padding-right="0.178cm" fo:wrap-option="wrap" draw:shadow="hidden" draw:shadow-offset-x="0.2cm" draw:shadow-offset-y="0.2cm" draw:shadow-color="#808080"/>
    </style:style>
    <style:style style:name="gr6" style:family="graphic" style:parent-style-name="standard" style:list-style-name="L3">
      <style:graphic-properties draw:stroke="solid" draw:stroke-dash="Dashed_20__28_var_29__20_1" svg:stroke-width="0.071cm" svg:stroke-color="#4bacc6" draw:marker-start="" draw:marker-start-width="0.2cm" draw:marker-start-center="false" draw:marker-end="" draw:marker-end-width="0.2cm" draw:marker-end-center="false" svg:stroke-opacity="100%" draw:fill="solid" draw:fill-color="#4bacc6" draw:opacity="100%" draw:textarea-horizontal-align="center" draw:textarea-vertical-align="middle" draw:auto-grow-height="false" draw:auto-grow-width="false" fo:padding-top="1.492cm" fo:padding-bottom="1.492cm" fo:padding-left="0.049cm" fo:padding-right="0.049cm" fo:wrap-option="wrap" draw:shadow="hidden" draw:shadow-offset-x="0.2cm" draw:shadow-offset-y="0.2cm" draw:shadow-color="#808080"/>
    </style:style>
    <style:style style:name="gr7" style:family="graphic" style:parent-style-name="standard" style:list-style-name="L3">
      <style:graphic-properties draw:stroke="solid" draw:stroke-dash="Dashed_20__28_var_29__20_1" svg:stroke-width="0.071cm" svg:stroke-color="#4bacc6" draw:marker-start="" draw:marker-start-width="0.2cm" draw:marker-start-center="false" draw:marker-end="" draw:marker-end-width="0.2cm" draw:marker-end-center="false" svg:stroke-opacity="100%" draw:fill="solid" draw:fill-color="#ffffff" draw:opacity="90%" draw:textarea-horizontal-align="left" draw:textarea-vertical-align="middle" draw:auto-grow-height="false" draw:auto-grow-width="false" fo:padding-top="0.178cm" fo:padding-bottom="0.178cm" fo:padding-left="0.533cm" fo:padding-right="0.178cm" fo:wrap-option="wrap" draw:shadow="hidden" draw:shadow-offset-x="0.2cm" draw:shadow-offset-y="0.2cm" draw:shadow-color="#808080"/>
    </style:style>
    <style:style style:name="gr8" style:family="graphic" style:parent-style-name="standard" style:list-style-name="L3">
      <style:graphic-properties draw:stroke="solid" draw:stroke-dash="Dashed_20__28_var_29__20_1" svg:stroke-width="0.071cm" svg:stroke-color="#60e146" draw:marker-start="" draw:marker-start-width="0.2cm" draw:marker-start-center="false" draw:marker-end="" draw:marker-end-width="0.2cm" draw:marker-end-center="false" svg:stroke-opacity="100%" draw:fill="solid" draw:fill-color="#60e146" draw:opacity="100%" draw:textarea-horizontal-align="center" draw:textarea-vertical-align="middle" draw:auto-grow-height="false" draw:auto-grow-width="false" fo:padding-top="1.492cm" fo:padding-bottom="1.492cm" fo:padding-left="0.049cm" fo:padding-right="0.049cm" fo:wrap-option="wrap" draw:shadow="hidden" draw:shadow-offset-x="0.2cm" draw:shadow-offset-y="0.2cm" draw:shadow-color="#808080"/>
    </style:style>
    <style:style style:name="gr9" style:family="graphic" style:parent-style-name="standard" style:list-style-name="L3">
      <style:graphic-properties draw:stroke="solid" draw:stroke-dash="Dashed_20__28_var_29__20_1" svg:stroke-width="0.071cm" svg:stroke-color="#60e146" draw:marker-start="" draw:marker-start-width="0.2cm" draw:marker-start-center="false" draw:marker-end="" draw:marker-end-width="0.2cm" draw:marker-end-center="false" svg:stroke-opacity="100%" draw:fill="solid" draw:fill-color="#ffffff" draw:opacity="90%" draw:textarea-horizontal-align="left" draw:textarea-vertical-align="middle" draw:auto-grow-height="false" draw:auto-grow-width="false" fo:padding-top="0.178cm" fo:padding-bottom="0.178cm" fo:padding-left="0.533cm" fo:padding-right="0.178cm" fo:wrap-option="wrap" draw:shadow="hidden" draw:shadow-offset-x="0.2cm" draw:shadow-offset-y="0.2cm" draw:shadow-color="#808080"/>
    </style:style>
    <style:style style:name="gr10" style:family="graphic" style:parent-style-name="standard" style:list-style-name="L3">
      <style:graphic-properties draw:stroke="solid" draw:stroke-dash="Dashed_20__28_var_29__20_1" svg:stroke-width="0.071cm" svg:stroke-color="#f79646" draw:marker-start="" draw:marker-start-width="0.2cm" draw:marker-start-center="false" draw:marker-end="" draw:marker-end-width="0.2cm" draw:marker-end-center="false" svg:stroke-opacity="100%" draw:fill="solid" draw:fill-color="#f79646" draw:opacity="100%" draw:textarea-horizontal-align="center" draw:textarea-vertical-align="middle" draw:auto-grow-height="false" draw:auto-grow-width="false" fo:padding-top="1.492cm" fo:padding-bottom="1.492cm" fo:padding-left="0.049cm" fo:padding-right="0.049cm" fo:wrap-option="wrap" draw:shadow="hidden" draw:shadow-offset-x="0.2cm" draw:shadow-offset-y="0.2cm" draw:shadow-color="#808080"/>
    </style:style>
    <style:style style:name="gr11" style:family="graphic" style:parent-style-name="standard" style:list-style-name="L3">
      <style:graphic-properties draw:stroke="solid" draw:stroke-dash="Dashed_20__28_var_29__20_1" svg:stroke-width="0.071cm" svg:stroke-color="#f79646" draw:marker-start="" draw:marker-start-width="0.2cm" draw:marker-start-center="false" draw:marker-end="" draw:marker-end-width="0.2cm" draw:marker-end-center="false" svg:stroke-opacity="100%" draw:fill="solid" draw:fill-color="#ffffff" draw:opacity="90%" draw:textarea-horizontal-align="left" draw:textarea-vertical-align="middle" draw:auto-grow-height="false" draw:auto-grow-width="false" fo:padding-top="0.178cm" fo:padding-bottom="0.178cm" fo:padding-left="0.533cm" fo:padding-right="0.178cm" fo:wrap-option="wrap" draw:shadow="hidden" draw:shadow-offset-x="0.2cm" draw:shadow-offset-y="0.2cm" draw:shadow-color="#808080"/>
    </style:style>
    <style:style style:name="gr12" style:family="graphic" style:parent-style-name="standard" style:list-style-name="L3">
      <style:graphic-properties draw:stroke="solid" draw:stroke-dash="Dashed_20__28_var_29__20_1" svg:stroke-width="0.071cm" svg:stroke-color="#4bacc6" draw:marker-start="" draw:marker-start-width="0.2cm" draw:marker-start-center="false" draw:marker-end="" draw:marker-end-width="0.2cm" draw:marker-end-center="false" svg:stroke-opacity="100%" draw:fill="solid" draw:fill-color="#ffffff" draw:opacity="90%" draw:textarea-horizontal-align="left" draw:textarea-vertical-align="middle" draw:auto-grow-height="false" draw:auto-grow-width="false" fo:padding-top="0.178cm" fo:padding-bottom="0.178cm" fo:padding-left="0.533cm" fo:padding-right="0.178cm" fo:wrap-option="wrap" draw:shadow="hidden" draw:shadow-offset-x="0.2cm" draw:shadow-offset-y="0.2cm" draw:shadow-color="#808080"/>
    </style:style>
    <style:style style:name="gr13" style:family="graphic" style:parent-style-name="standard" style:list-style-name="L3">
      <style:graphic-properties draw:stroke="solid" draw:stroke-dash="Dashed_20__28_var_29__20_1" svg:stroke-width="0.071cm" svg:stroke-color="#60e146" draw:marker-start="" draw:marker-start-width="0.2cm" draw:marker-start-center="false" draw:marker-end="" draw:marker-end-width="0.2cm" draw:marker-end-center="false" svg:stroke-opacity="100%" draw:fill="solid" draw:fill-color="#60e146" draw:opacity="100%" draw:textarea-horizontal-align="center" draw:textarea-vertical-align="middle" draw:auto-grow-height="false" draw:auto-grow-width="false" fo:padding-top="1.492cm" fo:padding-bottom="1.492cm" fo:padding-left="0.049cm" fo:padding-right="0.049cm" fo:wrap-option="wrap" draw:shadow="hidden" draw:shadow-offset-x="0.2cm" draw:shadow-offset-y="0.2cm" draw:shadow-color="#808080"/>
    </style:style>
    <style:style style:name="gr14" style:family="graphic" style:parent-style-name="standard" style:list-style-name="L3">
      <style:graphic-properties draw:stroke="solid" draw:stroke-dash="Dashed_20__28_var_29__20_1" svg:stroke-width="0.071cm" svg:stroke-color="#4bacc6" draw:marker-start="" draw:marker-start-width="0.2cm" draw:marker-start-center="false" draw:marker-end="" draw:marker-end-width="0.2cm" draw:marker-end-center="false" svg:stroke-opacity="100%" draw:fill="solid" draw:fill-color="#4bacc6" draw:opacity="100%" draw:textarea-horizontal-align="center" draw:textarea-vertical-align="middle" draw:auto-grow-height="false" draw:auto-grow-width="false" fo:padding-top="1.492cm" fo:padding-bottom="1.492cm" fo:padding-left="0.049cm" fo:padding-right="0.049cm" fo:wrap-option="wrap" draw:shadow="hidden" draw:shadow-offset-x="0.2cm" draw:shadow-offset-y="0.2cm" draw:shadow-color="#808080"/>
    </style:style>
    <style:style style:name="gr15" style:family="graphic" style:parent-style-name="standard" style:list-style-name="L3">
      <style:graphic-properties draw:stroke="solid" draw:stroke-dash="Dashed_20__28_var_29__20_1" svg:stroke-width="0.071cm" svg:stroke-color="#4bacc6" draw:marker-start="" draw:marker-start-width="0.2cm" draw:marker-start-center="false" draw:marker-end="" draw:marker-end-width="0.2cm" draw:marker-end-center="false" svg:stroke-opacity="100%" draw:fill="solid" draw:fill-color="#ffffff" draw:opacity="90%" draw:textarea-horizontal-align="left" draw:textarea-vertical-align="middle" draw:auto-grow-height="false" draw:auto-grow-width="false" fo:padding-top="0.178cm" fo:padding-bottom="0.178cm" fo:padding-left="0.533cm" fo:padding-right="0.178cm" fo:wrap-option="wrap" draw:shadow="hidden" draw:shadow-offset-x="0.2cm" draw:shadow-offset-y="0.2cm" draw:shadow-color="#808080"/>
    </style:style>
    <style:style style:name="gr16" style:family="graphic" style:parent-style-name="standard">
      <style:graphic-properties draw:stroke="solid" svg:stroke-width="0.071cm" svg:stroke-color="#4bacc6" svg:stroke-opacity="100%" draw:fill="solid" draw:fill-color="#4bacc6" draw:opacity="100%" draw:textarea-horizontal-align="center" draw:textarea-vertical-align="middle" draw:auto-grow-height="false" draw:auto-grow-width="false" fo:padding-top="1.492cm" fo:padding-bottom="1.492cm" fo:padding-left="0.049cm" fo:padding-right="0.049cm" fo:wrap-option="wrap"/>
    </style:style>
    <style:style style:name="gr17" style:family="graphic" style:parent-style-name="standard">
      <style:graphic-properties draw:stroke="solid" svg:stroke-width="0.071cm" svg:stroke-color="#4bacc6" svg:stroke-opacity="100%" draw:fill="solid" draw:fill-color="#ffffff" draw:opacity="90%" draw:textarea-horizontal-align="left" draw:textarea-vertical-align="middle" draw:auto-grow-height="false" draw:auto-grow-width="false" fo:padding-top="0.178cm" fo:padding-bottom="0.178cm" fo:padding-left="0.533cm" fo:padding-right="0.178cm" fo:wrap-option="wrap"/>
    </style:style>
    <style:style style:name="gr18" style:family="graphic" style:parent-style-name="standard">
      <style:graphic-properties draw:stroke="solid" svg:stroke-width="0.071cm" svg:stroke-color="#60e146" svg:stroke-opacity="100%" draw:fill="solid" draw:fill-color="#60e146" draw:opacity="100%" draw:textarea-horizontal-align="center" draw:textarea-vertical-align="middle" draw:auto-grow-height="false" draw:auto-grow-width="false" fo:padding-top="1.492cm" fo:padding-bottom="1.492cm" fo:padding-left="0.049cm" fo:padding-right="0.049cm" fo:wrap-option="wrap"/>
    </style:style>
    <style:style style:name="gr19" style:family="graphic" style:parent-style-name="standard">
      <style:graphic-properties draw:stroke="solid" svg:stroke-width="0.071cm" svg:stroke-color="#60e146" svg:stroke-opacity="100%" draw:fill="solid" draw:fill-color="#ffffff" draw:opacity="90%" draw:textarea-horizontal-align="left" draw:textarea-vertical-align="middle" draw:auto-grow-height="false" draw:auto-grow-width="false" fo:padding-top="0.178cm" fo:padding-bottom="0.178cm" fo:padding-left="0.533cm" fo:padding-right="0.178cm" fo:wrap-option="wrap"/>
    </style:style>
    <style:style style:name="gr20" style:family="graphic" style:parent-style-name="standard">
      <style:graphic-properties draw:stroke="solid" svg:stroke-width="0.071cm" svg:stroke-color="#f79646" svg:stroke-opacity="100%" draw:fill="solid" draw:fill-color="#f79646" draw:opacity="100%" draw:textarea-horizontal-align="center" draw:textarea-vertical-align="middle" draw:auto-grow-height="false" draw:auto-grow-width="false" fo:padding-top="1.492cm" fo:padding-bottom="1.492cm" fo:padding-left="0.049cm" fo:padding-right="0.049cm" fo:wrap-option="wrap"/>
    </style:style>
    <style:style style:name="gr21" style:family="graphic" style:parent-style-name="standard">
      <style:graphic-properties draw:stroke="solid" svg:stroke-width="0.071cm" svg:stroke-color="#f79646" svg:stroke-opacity="100%" draw:fill="solid" draw:fill-color="#ffffff" draw:opacity="90%" draw:textarea-horizontal-align="left" draw:textarea-vertical-align="middle" draw:auto-grow-height="false" draw:auto-grow-width="false" fo:padding-top="0.178cm" fo:padding-bottom="0.178cm" fo:padding-left="0.533cm" fo:padding-right="0.178cm" fo:wrap-option="wrap"/>
    </style:style>
    <style:style style:name="gr22" style:family="graphic" style:parent-style-name="standard">
      <style:graphic-properties draw:stroke="solid" svg:stroke-width="0.071cm" svg:stroke-color="#c0504d" svg:stroke-opacity="100%" draw:fill="none" fo:min-height="10.43cm" fo:min-width="1.699cm" fo:padding-top="0.16cm" fo:padding-bottom="0.16cm" fo:padding-left="0.285cm" fo:padding-right="0.285cm"/>
    </style:style>
    <style:style style:name="gr23" style:family="graphic" style:parent-style-name="standard">
      <style:graphic-properties draw:stroke="solid" svg:stroke-width="0.071cm" svg:stroke-color="#ffffff" svg:stroke-opacity="100%" draw:fill="solid" draw:fill-color="#c0504d" draw:opacity="100%" draw:textarea-horizontal-align="left" draw:textarea-vertical-align="middle" draw:auto-grow-height="false" draw:auto-grow-width="false" fo:padding-top="0.296cm" fo:padding-bottom="0.296cm" fo:padding-left="1.792cm" fo:padding-right="0.296cm" fo:wrap-option="wrap"/>
    </style:style>
    <style:style style:name="gr24" style:family="graphic" style:parent-style-name="standard">
      <style:graphic-properties draw:stroke="solid" svg:stroke-width="0.071cm" svg:stroke-color="#c0504d" svg:stroke-opacity="100%" draw:fill="solid" draw:fill-color="#ffffff" draw:opacity="100%" fo:min-height="1.676cm" fo:min-width="1.426cm" fo:padding-top="0.16cm" fo:padding-bottom="0.16cm" fo:padding-left="0.285cm" fo:padding-right="0.285cm"/>
    </style:style>
    <style:style style:name="gr25" style:family="graphic" style:parent-style-name="standard">
      <style:graphic-properties draw:stroke="solid" svg:stroke-width="0.071cm" svg:stroke-color="#ffffff" svg:stroke-opacity="100%" draw:fill="solid" draw:fill-color="#9bbb59" draw:opacity="100%" draw:textarea-horizontal-align="left" draw:textarea-vertical-align="middle" draw:auto-grow-height="false" draw:auto-grow-width="false" fo:padding-top="0.296cm" fo:padding-bottom="0.296cm" fo:padding-left="1.792cm" fo:padding-right="0.296cm" fo:wrap-option="wrap"/>
    </style:style>
    <style:style style:name="gr26" style:family="graphic" style:parent-style-name="standard">
      <style:graphic-properties draw:stroke="solid" svg:stroke-width="0.071cm" svg:stroke-color="#9bbb59" svg:stroke-opacity="100%" draw:fill="solid" draw:fill-color="#ffffff" draw:opacity="100%" fo:min-height="1.676cm" fo:min-width="1.426cm" fo:padding-top="0.16cm" fo:padding-bottom="0.16cm" fo:padding-left="0.285cm" fo:padding-right="0.285cm"/>
    </style:style>
    <style:style style:name="gr27" style:family="graphic" style:parent-style-name="standard">
      <style:graphic-properties draw:stroke="solid" svg:stroke-width="0.071cm" svg:stroke-color="#ffffff" svg:stroke-opacity="100%" draw:fill="solid" draw:fill-color="#8064a2" draw:opacity="100%" draw:textarea-horizontal-align="left" draw:textarea-vertical-align="middle" draw:auto-grow-height="false" draw:auto-grow-width="false" fo:padding-top="0.296cm" fo:padding-bottom="0.296cm" fo:padding-left="1.792cm" fo:padding-right="0.296cm" fo:wrap-option="wrap"/>
    </style:style>
    <style:style style:name="gr28" style:family="graphic" style:parent-style-name="standard">
      <style:graphic-properties draw:stroke="solid" svg:stroke-width="0.071cm" svg:stroke-color="#8064a2" svg:stroke-opacity="100%" draw:fill="solid" draw:fill-color="#ffffff" draw:opacity="100%" fo:min-height="1.676cm" fo:min-width="1.426cm" fo:padding-top="0.16cm" fo:padding-bottom="0.16cm" fo:padding-left="0.285cm" fo:padding-right="0.28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Master1-Layout7-blank-Em-branco-notes">
      <style:graphic-properties draw:fill-color="#ffffff" fo:min-height="12.573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/>
      </style:paragraph-properties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.635cm" fo:margin-right="0cm" fo:margin-top="0cm" fo:margin-bottom="0.176cm" fo:line-height="90%" fo:text-align="center" fo:text-indent="-0.635cm" style:punctuation-wrap="hanging" style:writing-mode="lr-tb">
        <style:tab-stops/>
      </style:paragraph-properties>
    </style:style>
    <style:style style:name="P6" style:family="paragraph">
      <style:text-properties fo:font-size="18.7999992370605pt"/>
    </style:style>
    <style:style style:name="P7" style:family="paragraph">
      <style:paragraph-properties fo:margin-left="0cm" fo:margin-right="0cm" fo:margin-top="0cm" fo:margin-bottom="0.222cm" fo:line-height="90%" fo:text-align="start" fo:text-indent="0cm" style:punctuation-wrap="hanging"/>
      <style:text-properties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color="#ffffff" style:text-line-through-style="none" style:text-line-through-type="none" style:font-name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Script Files and Functions</text:p>
          </draw:text-box>
        </draw:frame>
        <draw:custom-shape draw:style-name="gr2" draw:text-style-name="P1" draw:layer="layout" svg:width="2.886cm" svg:height="4.123cm" svg:x="2.247cm" svg:y="3.888cm">
          <text:p/>
          <draw:enhanced-geometry svg:viewBox="0 0 1484312 1039018" draw:text-areas="?f22 ?f24 ?f23 ?f25" draw:glue-points="?f15 ?f16 ?f17 ?f16 ?f18 ?f19 ?f17 ?f20 ?f15 ?f20 ?f21 ?f19 ?f15 ?f16" draw:mirror-horizontal="false" draw:mirror-vertical="false" draw:type="non-primitive" draw:enhanced-path="M 1484312 0 L 1484312 675362 742156 1039018 0 675362 0 0 742156 363656 148431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84312"/>
            <draw:equation draw:name="f7" draw:formula="?f4 / 1039018"/>
            <draw:equation draw:name="f8" draw:formula="0 * ?f5 / 1484312"/>
            <draw:equation draw:name="f9" draw:formula="0 * ?f4 / 1039018"/>
            <draw:equation draw:name="f10" draw:formula="964803 * ?f5 / 1484312"/>
            <draw:equation draw:name="f11" draw:formula="1484312 * ?f5 / 1484312"/>
            <draw:equation draw:name="f12" draw:formula="519509 * ?f4 / 1039018"/>
            <draw:equation draw:name="f13" draw:formula="1039018 * ?f4 / 1039018"/>
            <draw:equation draw:name="f14" draw:formula="519509 * ?f5 / 1484312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6"/>
            <draw:equation draw:name="f19" draw:formula="?f12 / ?f7"/>
            <draw:equation draw:name="f20" draw:formula="?f13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3" draw:text-style-name="P3" draw:layer="layout" svg:width="5.665cm" svg:height="2.68cm" svg:x="5.133cm" svg:y="7.867cm">
          <text:p text:style-name="P2"><text:span text:style-name="T1">context.js</text:span></text:p>
          <text:p text:style-name="P2"><text:span text:style-name="T1">[-] list</text:span></text:p>
          <draw:enhanced-geometry svg:viewBox="0 0 964803 5056981" draw:text-areas="?f22 ?f24 ?f23 ?f25" draw:glue-points="?f15 ?f16 ?f17 ?f16 ?f18 ?f19 ?f18 ?f20 ?f18 ?f20 ?f21 ?f20 ?f21 ?f20 ?f21 ?f19 ?f15 ?f16" draw:mirror-horizontal="false" draw:mirror-vertical="false" draw:type="non-primitive" draw:enhanced-path="M 964803 842850 L 964803 4214131 C 964803 4679625 951068 5056978 934124 5056978 L 0 5056978 0 5056978 0 3 0 3 934124 3 C 951068 3 964803 377356 964803 84285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4803"/>
            <draw:equation draw:name="f7" draw:formula="?f4 / 5056981"/>
            <draw:equation draw:name="f8" draw:formula="160804 * ?f5 / 964803"/>
            <draw:equation draw:name="f9" draw:formula="0 * ?f4 / 5056981"/>
            <draw:equation draw:name="f10" draw:formula="803999 * ?f5 / 964803"/>
            <draw:equation draw:name="f11" draw:formula="964803 * ?f5 / 964803"/>
            <draw:equation draw:name="f12" draw:formula="160804 * ?f4 / 5056981"/>
            <draw:equation draw:name="f13" draw:formula="5056981 * ?f4 / 5056981"/>
            <draw:equation draw:name="f14" draw:formula="0 * ?f5 / 964803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6"/>
            <draw:equation draw:name="f19" draw:formula="?f12 / ?f7"/>
            <draw:equation draw:name="f20" draw:formula="?f13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4" draw:text-style-name="P1" draw:layer="layout" svg:width="2.886cm" svg:height="4.123cm" svg:x="2.247cm" svg:y="11.447cm">
          <text:p/>
          <draw:enhanced-geometry svg:viewBox="0 0 1484312 1039018" draw:text-areas="?f22 ?f24 ?f23 ?f25" draw:glue-points="?f15 ?f16 ?f17 ?f16 ?f18 ?f19 ?f17 ?f20 ?f15 ?f20 ?f21 ?f19 ?f15 ?f16" draw:mirror-horizontal="false" draw:mirror-vertical="false" draw:type="non-primitive" draw:enhanced-path="M 1484312 0 L 1484312 675362 742156 1039018 0 675362 0 0 742156 363656 148431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84312"/>
            <draw:equation draw:name="f7" draw:formula="?f4 / 1039018"/>
            <draw:equation draw:name="f8" draw:formula="0 * ?f5 / 1484312"/>
            <draw:equation draw:name="f9" draw:formula="0 * ?f4 / 1039018"/>
            <draw:equation draw:name="f10" draw:formula="964803 * ?f5 / 1484312"/>
            <draw:equation draw:name="f11" draw:formula="1484312 * ?f5 / 1484312"/>
            <draw:equation draw:name="f12" draw:formula="519509 * ?f4 / 1039018"/>
            <draw:equation draw:name="f13" draw:formula="1039018 * ?f4 / 1039018"/>
            <draw:equation draw:name="f14" draw:formula="519509 * ?f5 / 1484312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6"/>
            <draw:equation draw:name="f19" draw:formula="?f12 / ?f7"/>
            <draw:equation draw:name="f20" draw:formula="?f13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5" draw:text-style-name="P3" draw:layer="layout" svg:width="5.665cm" svg:height="2.68cm" svg:x="5.133cm" svg:y="11.447cm">
          <text:p text:style-name="P2"><text:span text:style-name="T1">index.js</text:span></text:p>
          <text:p text:style-name="P2"><text:span text:style-name="T1">[-] index</text:span></text:p>
          <draw:enhanced-geometry svg:viewBox="0 0 964803 5056981" draw:text-areas="?f22 ?f24 ?f23 ?f25" draw:glue-points="?f15 ?f16 ?f17 ?f16 ?f18 ?f19 ?f18 ?f20 ?f18 ?f20 ?f21 ?f20 ?f21 ?f20 ?f21 ?f19 ?f15 ?f16" draw:mirror-horizontal="false" draw:mirror-vertical="false" draw:type="non-primitive" draw:enhanced-path="M 964803 842850 L 964803 4214131 C 964803 4679625 951068 5056978 934124 5056978 L 0 5056978 0 5056978 0 3 0 3 934124 3 C 951068 3 964803 377356 964803 84285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4803"/>
            <draw:equation draw:name="f7" draw:formula="?f4 / 5056981"/>
            <draw:equation draw:name="f8" draw:formula="160804 * ?f5 / 964803"/>
            <draw:equation draw:name="f9" draw:formula="0 * ?f4 / 5056981"/>
            <draw:equation draw:name="f10" draw:formula="803999 * ?f5 / 964803"/>
            <draw:equation draw:name="f11" draw:formula="964803 * ?f5 / 964803"/>
            <draw:equation draw:name="f12" draw:formula="160804 * ?f4 / 5056981"/>
            <draw:equation draw:name="f13" draw:formula="5056981 * ?f4 / 5056981"/>
            <draw:equation draw:name="f14" draw:formula="0 * ?f5 / 964803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6"/>
            <draw:equation draw:name="f19" draw:formula="?f12 / ?f7"/>
            <draw:equation draw:name="f20" draw:formula="?f13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6" draw:text-style-name="P1" draw:layer="layout" svg:width="2.886cm" svg:height="4.123cm" svg:x="15.748cm" svg:y="4.602cm">
          <text:p/>
          <draw:enhanced-geometry svg:viewBox="0 0 1484312 1039018" draw:text-areas="?f22 ?f24 ?f23 ?f25" draw:glue-points="?f15 ?f16 ?f17 ?f16 ?f18 ?f19 ?f17 ?f20 ?f15 ?f20 ?f21 ?f19 ?f15 ?f16" draw:mirror-horizontal="false" draw:mirror-vertical="false" draw:type="non-primitive" draw:enhanced-path="M 1484312 0 L 1484312 675362 742156 1039018 0 675362 0 0 742156 363656 148431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84312"/>
            <draw:equation draw:name="f7" draw:formula="?f4 / 1039018"/>
            <draw:equation draw:name="f8" draw:formula="0 * ?f5 / 1484312"/>
            <draw:equation draw:name="f9" draw:formula="0 * ?f4 / 1039018"/>
            <draw:equation draw:name="f10" draw:formula="964803 * ?f5 / 1484312"/>
            <draw:equation draw:name="f11" draw:formula="1484312 * ?f5 / 1484312"/>
            <draw:equation draw:name="f12" draw:formula="519509 * ?f4 / 1039018"/>
            <draw:equation draw:name="f13" draw:formula="1039018 * ?f4 / 1039018"/>
            <draw:equation draw:name="f14" draw:formula="519509 * ?f5 / 1484312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6"/>
            <draw:equation draw:name="f19" draw:formula="?f12 / ?f7"/>
            <draw:equation draw:name="f20" draw:formula="?f13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7" draw:text-style-name="P3" draw:layer="layout" svg:width="5.665cm" svg:height="3.272cm" svg:x="18.634cm" svg:y="4.602cm">
          <text:p text:style-name="P2"><text:span text:style-name="T1">role.js</text:span></text:p>
          <text:p text:style-name="P2"><text:span text:style-name="T1">[-] list</text:span></text:p>
          <text:p text:style-name="P2"><text:span text:style-name="T1">[-] addrole</text:span></text:p>
          <draw:enhanced-geometry svg:viewBox="0 0 964803 5056981" draw:text-areas="?f22 ?f24 ?f23 ?f25" draw:glue-points="?f15 ?f16 ?f17 ?f16 ?f18 ?f19 ?f18 ?f20 ?f18 ?f20 ?f21 ?f20 ?f21 ?f20 ?f21 ?f19 ?f15 ?f16" draw:mirror-horizontal="false" draw:mirror-vertical="false" draw:type="non-primitive" draw:enhanced-path="M 964803 842850 L 964803 4214131 C 964803 4679625 951068 5056978 934124 5056978 L 0 5056978 0 5056978 0 3 0 3 934124 3 C 951068 3 964803 377356 964803 84285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4803"/>
            <draw:equation draw:name="f7" draw:formula="?f4 / 5056981"/>
            <draw:equation draw:name="f8" draw:formula="160804 * ?f5 / 964803"/>
            <draw:equation draw:name="f9" draw:formula="0 * ?f4 / 5056981"/>
            <draw:equation draw:name="f10" draw:formula="803999 * ?f5 / 964803"/>
            <draw:equation draw:name="f11" draw:formula="964803 * ?f5 / 964803"/>
            <draw:equation draw:name="f12" draw:formula="160804 * ?f4 / 5056981"/>
            <draw:equation draw:name="f13" draw:formula="5056981 * ?f4 / 5056981"/>
            <draw:equation draw:name="f14" draw:formula="0 * ?f5 / 964803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6"/>
            <draw:equation draw:name="f19" draw:formula="?f12 / ?f7"/>
            <draw:equation draw:name="f20" draw:formula="?f13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8" draw:text-style-name="P1" draw:layer="layout" svg:width="2.886cm" svg:height="4.123cm" svg:x="15.748cm" svg:y="9.281cm">
          <text:p/>
          <draw:enhanced-geometry svg:viewBox="0 0 1484312 1039018" draw:text-areas="?f22 ?f24 ?f23 ?f25" draw:glue-points="?f15 ?f16 ?f17 ?f16 ?f18 ?f19 ?f17 ?f20 ?f15 ?f20 ?f21 ?f19 ?f15 ?f16" draw:mirror-horizontal="false" draw:mirror-vertical="false" draw:type="non-primitive" draw:enhanced-path="M 1484312 0 L 1484312 675362 742156 1039018 0 675362 0 0 742156 363656 148431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84312"/>
            <draw:equation draw:name="f7" draw:formula="?f4 / 1039018"/>
            <draw:equation draw:name="f8" draw:formula="0 * ?f5 / 1484312"/>
            <draw:equation draw:name="f9" draw:formula="0 * ?f4 / 1039018"/>
            <draw:equation draw:name="f10" draw:formula="964803 * ?f5 / 1484312"/>
            <draw:equation draw:name="f11" draw:formula="1484312 * ?f5 / 1484312"/>
            <draw:equation draw:name="f12" draw:formula="519509 * ?f4 / 1039018"/>
            <draw:equation draw:name="f13" draw:formula="1039018 * ?f4 / 1039018"/>
            <draw:equation draw:name="f14" draw:formula="519509 * ?f5 / 1484312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6"/>
            <draw:equation draw:name="f19" draw:formula="?f12 / ?f7"/>
            <draw:equation draw:name="f20" draw:formula="?f13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9" draw:text-style-name="P3" draw:layer="layout" svg:width="5.665cm" svg:height="4.549cm" svg:x="18.634cm" svg:y="9.281cm">
          <text:p text:style-name="P2"><text:span text:style-name="T1">test.js</text:span></text:p>
          <text:p text:style-name="P2"><text:span text:style-name="T1">[-] test</text:span></text:p>
          <text:p text:style-name="P2"><text:span text:style-name="T1">[-] testRoleForm</text:span></text:p>
          <text:p text:style-name="P2"><text:span text:style-name="T1">[-] testForm</text:span></text:p>
          <draw:enhanced-geometry svg:viewBox="0 0 964803 5056981" draw:text-areas="?f22 ?f24 ?f23 ?f25" draw:glue-points="?f15 ?f16 ?f17 ?f16 ?f18 ?f19 ?f18 ?f20 ?f18 ?f20 ?f21 ?f20 ?f21 ?f20 ?f21 ?f19 ?f15 ?f16" draw:mirror-horizontal="false" draw:mirror-vertical="false" draw:type="non-primitive" draw:enhanced-path="M 964803 842850 L 964803 4214131 C 964803 4679625 951068 5056978 934124 5056978 L 0 5056978 0 5056978 0 3 0 3 934124 3 C 951068 3 964803 377356 964803 84285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4803"/>
            <draw:equation draw:name="f7" draw:formula="?f4 / 5056981"/>
            <draw:equation draw:name="f8" draw:formula="160804 * ?f5 / 964803"/>
            <draw:equation draw:name="f9" draw:formula="0 * ?f4 / 5056981"/>
            <draw:equation draw:name="f10" draw:formula="803999 * ?f5 / 964803"/>
            <draw:equation draw:name="f11" draw:formula="964803 * ?f5 / 964803"/>
            <draw:equation draw:name="f12" draw:formula="160804 * ?f4 / 5056981"/>
            <draw:equation draw:name="f13" draw:formula="5056981 * ?f4 / 5056981"/>
            <draw:equation draw:name="f14" draw:formula="0 * ?f5 / 964803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6"/>
            <draw:equation draw:name="f19" draw:formula="?f12 / ?f7"/>
            <draw:equation draw:name="f20" draw:formula="?f13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10" draw:text-style-name="P1" draw:layer="layout" svg:width="2.886cm" svg:height="4.123cm" svg:x="15.748cm" svg:y="14.861cm">
          <text:p/>
          <draw:enhanced-geometry svg:viewBox="0 0 1484312 1039018" draw:text-areas="?f22 ?f24 ?f23 ?f25" draw:glue-points="?f15 ?f16 ?f17 ?f16 ?f18 ?f19 ?f17 ?f20 ?f15 ?f20 ?f21 ?f19 ?f15 ?f16" draw:mirror-horizontal="false" draw:mirror-vertical="false" draw:type="non-primitive" draw:enhanced-path="M 1484312 0 L 1484312 675362 742156 1039018 0 675362 0 0 742156 363656 148431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84312"/>
            <draw:equation draw:name="f7" draw:formula="?f4 / 1039018"/>
            <draw:equation draw:name="f8" draw:formula="0 * ?f5 / 1484312"/>
            <draw:equation draw:name="f9" draw:formula="0 * ?f4 / 1039018"/>
            <draw:equation draw:name="f10" draw:formula="964803 * ?f5 / 1484312"/>
            <draw:equation draw:name="f11" draw:formula="1484312 * ?f5 / 1484312"/>
            <draw:equation draw:name="f12" draw:formula="519509 * ?f4 / 1039018"/>
            <draw:equation draw:name="f13" draw:formula="1039018 * ?f4 / 1039018"/>
            <draw:equation draw:name="f14" draw:formula="519509 * ?f5 / 1484312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6"/>
            <draw:equation draw:name="f19" draw:formula="?f12 / ?f7"/>
            <draw:equation draw:name="f20" draw:formula="?f13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11" draw:text-style-name="P3" draw:layer="layout" svg:width="5.665cm" svg:height="4.779cm" svg:x="18.634cm" svg:y="14.861cm">
          <text:p text:style-name="P2"><text:span text:style-name="T1">user.js</text:span></text:p>
          <text:p text:style-name="P2"><text:span text:style-name="T1">[-] list</text:span></text:p>
          <text:p text:style-name="P2"><text:span text:style-name="T1">[-] adduser</text:span></text:p>
          <text:p text:style-name="P2"><text:span text:style-name="T1">[-] updateuser</text:span></text:p>
          <draw:enhanced-geometry svg:viewBox="0 0 964803 5056981" draw:text-areas="?f22 ?f24 ?f23 ?f25" draw:glue-points="?f15 ?f16 ?f17 ?f16 ?f18 ?f19 ?f18 ?f20 ?f18 ?f20 ?f21 ?f20 ?f21 ?f20 ?f21 ?f19 ?f15 ?f16" draw:mirror-horizontal="false" draw:mirror-vertical="false" draw:type="non-primitive" draw:enhanced-path="M 964803 842850 L 964803 4214131 C 964803 4679625 951068 5056978 934124 5056978 L 0 5056978 0 5056978 0 3 0 3 934124 3 C 951068 3 964803 377356 964803 84285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4803"/>
            <draw:equation draw:name="f7" draw:formula="?f4 / 5056981"/>
            <draw:equation draw:name="f8" draw:formula="160804 * ?f5 / 964803"/>
            <draw:equation draw:name="f9" draw:formula="0 * ?f4 / 5056981"/>
            <draw:equation draw:name="f10" draw:formula="803999 * ?f5 / 964803"/>
            <draw:equation draw:name="f11" draw:formula="964803 * ?f5 / 964803"/>
            <draw:equation draw:name="f12" draw:formula="160804 * ?f4 / 5056981"/>
            <draw:equation draw:name="f13" draw:formula="5056981 * ?f4 / 5056981"/>
            <draw:equation draw:name="f14" draw:formula="0 * ?f5 / 964803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6"/>
            <draw:equation draw:name="f19" draw:formula="?f12 / ?f7"/>
            <draw:equation draw:name="f20" draw:formula="?f13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12" draw:text-style-name="P3" draw:layer="layout" svg:width="5.665cm" svg:height="3.117cm" svg:x="5.17cm" svg:y="3.925cm">
          <text:p text:style-name="P2"><text:span text:style-name="T1">app.js</text:span></text:p>
          <text:p text:style-name="P2"><text:span text:style-name="T1">[-] testDB</text:span></text:p>
          <text:p text:style-name="P2"><text:span text:style-name="T1">[-] function</text:span></text:p>
          <draw:enhanced-geometry svg:viewBox="0 0 964803 5056981" draw:text-areas="?f22 ?f24 ?f23 ?f25" draw:glue-points="?f15 ?f16 ?f17 ?f16 ?f18 ?f19 ?f18 ?f20 ?f18 ?f20 ?f21 ?f20 ?f21 ?f20 ?f21 ?f19 ?f15 ?f16" draw:mirror-horizontal="false" draw:mirror-vertical="false" draw:type="non-primitive" draw:enhanced-path="M 964803 842850 L 964803 4214131 C 964803 4679625 951068 5056978 934124 5056978 L 0 5056978 0 5056978 0 3 0 3 934124 3 C 951068 3 964803 377356 964803 84285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4803"/>
            <draw:equation draw:name="f7" draw:formula="?f4 / 5056981"/>
            <draw:equation draw:name="f8" draw:formula="160804 * ?f5 / 964803"/>
            <draw:equation draw:name="f9" draw:formula="0 * ?f4 / 5056981"/>
            <draw:equation draw:name="f10" draw:formula="803999 * ?f5 / 964803"/>
            <draw:equation draw:name="f11" draw:formula="964803 * ?f5 / 964803"/>
            <draw:equation draw:name="f12" draw:formula="160804 * ?f4 / 5056981"/>
            <draw:equation draw:name="f13" draw:formula="5056981 * ?f4 / 5056981"/>
            <draw:equation draw:name="f14" draw:formula="0 * ?f5 / 964803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6"/>
            <draw:equation draw:name="f19" draw:formula="?f12 / ?f7"/>
            <draw:equation draw:name="f20" draw:formula="?f13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13" draw:text-style-name="P1" draw:layer="layout" svg:width="2.886cm" svg:height="4.123cm" svg:x="2.284cm" svg:y="7.904cm">
          <text:p/>
          <draw:enhanced-geometry svg:viewBox="0 0 1484312 1039018" draw:text-areas="?f22 ?f24 ?f23 ?f25" draw:glue-points="?f15 ?f16 ?f17 ?f16 ?f18 ?f19 ?f17 ?f20 ?f15 ?f20 ?f21 ?f19 ?f15 ?f16" draw:mirror-horizontal="false" draw:mirror-vertical="false" draw:type="non-primitive" draw:enhanced-path="M 1484312 0 L 1484312 675362 742156 1039018 0 675362 0 0 742156 363656 148431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84312"/>
            <draw:equation draw:name="f7" draw:formula="?f4 / 1039018"/>
            <draw:equation draw:name="f8" draw:formula="0 * ?f5 / 1484312"/>
            <draw:equation draw:name="f9" draw:formula="0 * ?f4 / 1039018"/>
            <draw:equation draw:name="f10" draw:formula="964803 * ?f5 / 1484312"/>
            <draw:equation draw:name="f11" draw:formula="1484312 * ?f5 / 1484312"/>
            <draw:equation draw:name="f12" draw:formula="519509 * ?f4 / 1039018"/>
            <draw:equation draw:name="f13" draw:formula="1039018 * ?f4 / 1039018"/>
            <draw:equation draw:name="f14" draw:formula="519509 * ?f5 / 1484312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6"/>
            <draw:equation draw:name="f19" draw:formula="?f12 / ?f7"/>
            <draw:equation draw:name="f20" draw:formula="?f13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14" draw:text-style-name="P1" draw:layer="layout" svg:width="2.886cm" svg:height="4.123cm" svg:x="2.247cm" svg:y="15.57cm">
          <text:p/>
          <draw:enhanced-geometry svg:viewBox="0 0 1484312 1039018" draw:text-areas="?f22 ?f24 ?f23 ?f25" draw:glue-points="?f15 ?f16 ?f17 ?f16 ?f18 ?f19 ?f17 ?f20 ?f15 ?f20 ?f21 ?f19 ?f15 ?f16" draw:mirror-horizontal="false" draw:mirror-vertical="false" draw:type="non-primitive" draw:enhanced-path="M 1484312 0 L 1484312 675362 742156 1039018 0 675362 0 0 742156 363656 148431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84312"/>
            <draw:equation draw:name="f7" draw:formula="?f4 / 1039018"/>
            <draw:equation draw:name="f8" draw:formula="0 * ?f5 / 1484312"/>
            <draw:equation draw:name="f9" draw:formula="0 * ?f4 / 1039018"/>
            <draw:equation draw:name="f10" draw:formula="964803 * ?f5 / 1484312"/>
            <draw:equation draw:name="f11" draw:formula="1484312 * ?f5 / 1484312"/>
            <draw:equation draw:name="f12" draw:formula="519509 * ?f4 / 1039018"/>
            <draw:equation draw:name="f13" draw:formula="1039018 * ?f4 / 1039018"/>
            <draw:equation draw:name="f14" draw:formula="519509 * ?f5 / 1484312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6"/>
            <draw:equation draw:name="f19" draw:formula="?f12 / ?f7"/>
            <draw:equation draw:name="f20" draw:formula="?f13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15" draw:text-style-name="P3" draw:layer="layout" svg:width="5.665cm" svg:height="4.064cm" svg:x="5.133cm" svg:y="15.57cm">
          <text:p text:style-name="P2"><text:span text:style-name="T1">api.js</text:span></text:p>
          <text:p text:style-name="P2"><text:span text:style-name="T1">[-] clientAPI</text:span></text:p>
          <text:p text:style-name="P2"><text:span text:style-name="T1">[-] dumpData</text:span></text:p>
          <text:p text:style-name="P2"><text:span text:style-name="T1">[-] getUserData</text:span></text:p>
          <draw:enhanced-geometry svg:viewBox="0 0 964803 5056981" draw:text-areas="?f22 ?f24 ?f23 ?f25" draw:glue-points="?f15 ?f16 ?f17 ?f16 ?f18 ?f19 ?f18 ?f20 ?f18 ?f20 ?f21 ?f20 ?f21 ?f20 ?f21 ?f19 ?f15 ?f16" draw:mirror-horizontal="false" draw:mirror-vertical="false" draw:type="non-primitive" draw:enhanced-path="M 964803 842850 L 964803 4214131 C 964803 4679625 951068 5056978 934124 5056978 L 0 5056978 0 5056978 0 3 0 3 934124 3 C 951068 3 964803 377356 964803 84285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4803"/>
            <draw:equation draw:name="f7" draw:formula="?f4 / 5056981"/>
            <draw:equation draw:name="f8" draw:formula="160804 * ?f5 / 964803"/>
            <draw:equation draw:name="f9" draw:formula="0 * ?f4 / 5056981"/>
            <draw:equation draw:name="f10" draw:formula="803999 * ?f5 / 964803"/>
            <draw:equation draw:name="f11" draw:formula="964803 * ?f5 / 964803"/>
            <draw:equation draw:name="f12" draw:formula="160804 * ?f4 / 5056981"/>
            <draw:equation draw:name="f13" draw:formula="5056981 * ?f4 / 5056981"/>
            <draw:equation draw:name="f14" draw:formula="0 * ?f5 / 964803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6"/>
            <draw:equation draw:name="f19" draw:formula="?f12 / ?f7"/>
            <draw:equation draw:name="f20" draw:formula="?f13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7" draw:style-name="dp3" draw:master-page-name="Master1-Layout7-blank-Em-branco" presentation:presentation-page-layout-name="AL3T13">
        <office:forms form:automatic-focus="false" form:apply-design-mode="false"/>
        <draw:g draw:name="Diagrama 1">
          <draw:custom-shape draw:style-name="gr16" draw:text-style-name="P4" draw:layer="layout" svg:width="3.181cm" svg:height="4.545cm" svg:x="4.666cm" svg:y="4.281cm">
            <text:p/>
            <draw:enhanced-geometry svg:viewBox="0 0 1484312 1039018" draw:text-areas="?f22 ?f24 ?f23 ?f25" draw:glue-points="?f15 ?f16 ?f17 ?f16 ?f18 ?f19 ?f17 ?f20 ?f15 ?f20 ?f21 ?f19 ?f15 ?f16" draw:type="non-primitive" draw:enhanced-path="M 1484312 0 L 1484312 675362 742156 1039018 0 675362 0 0 742156 363656 1484312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84312"/>
              <draw:equation draw:name="f7" draw:formula="?f4 / 1039018"/>
              <draw:equation draw:name="f8" draw:formula="0 * ?f5 / 1484312"/>
              <draw:equation draw:name="f9" draw:formula="0 * ?f4 / 1039018"/>
              <draw:equation draw:name="f10" draw:formula="964803 * ?f5 / 1484312"/>
              <draw:equation draw:name="f11" draw:formula="1484312 * ?f5 / 1484312"/>
              <draw:equation draw:name="f12" draw:formula="519509 * ?f4 / 1039018"/>
              <draw:equation draw:name="f13" draw:formula="1039018 * ?f4 / 1039018"/>
              <draw:equation draw:name="f14" draw:formula="519509 * ?f5 / 1484312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17" draw:text-style-name="P4" draw:layer="layout" svg:width="15.485cm" svg:height="2.954cm" svg:x="7.847cm" svg:y="4.281cm">
            <text:p text:style-name="P5"><text:span text:style-name="T2">[Text]</text:span></text:p>
            <text:p text:style-name="P5"><text:span text:style-name="T2">[Text]</text:span></text:p>
            <draw:enhanced-geometry svg:viewBox="0 0 964803 5056981" draw:text-areas="?f22 ?f24 ?f23 ?f25" draw:glue-points="?f15 ?f16 ?f17 ?f16 ?f18 ?f19 ?f18 ?f20 ?f18 ?f20 ?f21 ?f20 ?f21 ?f20 ?f21 ?f19 ?f15 ?f16" draw:type="non-primitive" draw:enhanced-path="M 964803 842850 L 964803 4214131 C 964803 4679625 951068 5056978 934124 5056978 L 0 5056978 0 5056978 0 3 0 3 934124 3 C 951068 3 964803 377356 964803 84285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4803"/>
              <draw:equation draw:name="f7" draw:formula="?f4 / 5056981"/>
              <draw:equation draw:name="f8" draw:formula="160804 * ?f5 / 964803"/>
              <draw:equation draw:name="f9" draw:formula="0 * ?f4 / 5056981"/>
              <draw:equation draw:name="f10" draw:formula="803999 * ?f5 / 964803"/>
              <draw:equation draw:name="f11" draw:formula="964803 * ?f5 / 964803"/>
              <draw:equation draw:name="f12" draw:formula="160804 * ?f4 / 5056981"/>
              <draw:equation draw:name="f13" draw:formula="5056981 * ?f4 / 5056981"/>
              <draw:equation draw:name="f14" draw:formula="0 * ?f5 / 964803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18" draw:text-style-name="P4" draw:layer="layout" svg:width="3.181cm" svg:height="4.545cm" svg:x="4.666cm" svg:y="8.226cm">
            <text:p/>
            <draw:enhanced-geometry svg:viewBox="0 0 1484312 1039018" draw:text-areas="?f22 ?f24 ?f23 ?f25" draw:glue-points="?f15 ?f16 ?f17 ?f16 ?f18 ?f19 ?f17 ?f20 ?f15 ?f20 ?f21 ?f19 ?f15 ?f16" draw:type="non-primitive" draw:enhanced-path="M 1484312 0 L 1484312 675362 742156 1039018 0 675362 0 0 742156 363656 1484312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84312"/>
              <draw:equation draw:name="f7" draw:formula="?f4 / 1039018"/>
              <draw:equation draw:name="f8" draw:formula="0 * ?f5 / 1484312"/>
              <draw:equation draw:name="f9" draw:formula="0 * ?f4 / 1039018"/>
              <draw:equation draw:name="f10" draw:formula="964803 * ?f5 / 1484312"/>
              <draw:equation draw:name="f11" draw:formula="1484312 * ?f5 / 1484312"/>
              <draw:equation draw:name="f12" draw:formula="519509 * ?f4 / 1039018"/>
              <draw:equation draw:name="f13" draw:formula="1039018 * ?f4 / 1039018"/>
              <draw:equation draw:name="f14" draw:formula="519509 * ?f5 / 1484312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19" draw:text-style-name="P4" draw:layer="layout" svg:width="15.485cm" svg:height="2.954cm" svg:x="7.847cm" svg:y="8.226cm">
            <text:p text:style-name="P5"><text:span text:style-name="T2">[Text]</text:span></text:p>
            <text:p text:style-name="P5"><text:span text:style-name="T2">[Text]</text:span></text:p>
            <draw:enhanced-geometry svg:viewBox="0 0 964803 5056981" draw:text-areas="?f22 ?f24 ?f23 ?f25" draw:glue-points="?f15 ?f16 ?f17 ?f16 ?f18 ?f19 ?f18 ?f20 ?f18 ?f20 ?f21 ?f20 ?f21 ?f20 ?f21 ?f19 ?f15 ?f16" draw:type="non-primitive" draw:enhanced-path="M 964803 842850 L 964803 4214131 C 964803 4679625 951068 5056978 934124 5056978 L 0 5056978 0 5056978 0 3 0 3 934124 3 C 951068 3 964803 377356 964803 84285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4803"/>
              <draw:equation draw:name="f7" draw:formula="?f4 / 5056981"/>
              <draw:equation draw:name="f8" draw:formula="160804 * ?f5 / 964803"/>
              <draw:equation draw:name="f9" draw:formula="0 * ?f4 / 5056981"/>
              <draw:equation draw:name="f10" draw:formula="803999 * ?f5 / 964803"/>
              <draw:equation draw:name="f11" draw:formula="964803 * ?f5 / 964803"/>
              <draw:equation draw:name="f12" draw:formula="160804 * ?f4 / 5056981"/>
              <draw:equation draw:name="f13" draw:formula="5056981 * ?f4 / 5056981"/>
              <draw:equation draw:name="f14" draw:formula="0 * ?f5 / 964803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20" draw:text-style-name="P4" draw:layer="layout" svg:width="3.181cm" svg:height="4.545cm" svg:x="4.666cm" svg:y="12.173cm">
            <text:p/>
            <draw:enhanced-geometry svg:viewBox="0 0 1484312 1039018" draw:text-areas="?f22 ?f24 ?f23 ?f25" draw:glue-points="?f15 ?f16 ?f17 ?f16 ?f18 ?f19 ?f17 ?f20 ?f15 ?f20 ?f21 ?f19 ?f15 ?f16" draw:type="non-primitive" draw:enhanced-path="M 1484312 0 L 1484312 675362 742156 1039018 0 675362 0 0 742156 363656 1484312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84312"/>
              <draw:equation draw:name="f7" draw:formula="?f4 / 1039018"/>
              <draw:equation draw:name="f8" draw:formula="0 * ?f5 / 1484312"/>
              <draw:equation draw:name="f9" draw:formula="0 * ?f4 / 1039018"/>
              <draw:equation draw:name="f10" draw:formula="964803 * ?f5 / 1484312"/>
              <draw:equation draw:name="f11" draw:formula="1484312 * ?f5 / 1484312"/>
              <draw:equation draw:name="f12" draw:formula="519509 * ?f4 / 1039018"/>
              <draw:equation draw:name="f13" draw:formula="1039018 * ?f4 / 1039018"/>
              <draw:equation draw:name="f14" draw:formula="519509 * ?f5 / 1484312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21" draw:text-style-name="P4" draw:layer="layout" svg:width="15.485cm" svg:height="2.954cm" svg:x="7.847cm" svg:y="12.173cm">
            <text:p text:style-name="P5"><text:span text:style-name="T2">[Text]</text:span></text:p>
            <text:p text:style-name="P5"><text:span text:style-name="T2">[Text]</text:span></text:p>
            <draw:enhanced-geometry svg:viewBox="0 0 964803 5056981" draw:text-areas="?f22 ?f24 ?f23 ?f25" draw:glue-points="?f15 ?f16 ?f17 ?f16 ?f18 ?f19 ?f18 ?f20 ?f18 ?f20 ?f21 ?f20 ?f21 ?f20 ?f21 ?f19 ?f15 ?f16" draw:type="non-primitive" draw:enhanced-path="M 964803 842850 L 964803 4214131 C 964803 4679625 951068 5056978 934124 5056978 L 0 5056978 0 5056978 0 3 0 3 934124 3 C 951068 3 964803 377356 964803 84285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4803"/>
              <draw:equation draw:name="f7" draw:formula="?f4 / 5056981"/>
              <draw:equation draw:name="f8" draw:formula="160804 * ?f5 / 964803"/>
              <draw:equation draw:name="f9" draw:formula="0 * ?f4 / 5056981"/>
              <draw:equation draw:name="f10" draw:formula="803999 * ?f5 / 964803"/>
              <draw:equation draw:name="f11" draw:formula="964803 * ?f5 / 964803"/>
              <draw:equation draw:name="f12" draw:formula="160804 * ?f4 / 5056981"/>
              <draw:equation draw:name="f13" draw:formula="5056981 * ?f4 / 5056981"/>
              <draw:equation draw:name="f14" draw:formula="0 * ?f5 / 964803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77" draw:style-name="dp3" draw:master-page-name="Master1-Layout7-blank-Em-branco" presentation:presentation-page-layout-name="AL3T13">
        <office:forms form:automatic-focus="false" form:apply-design-mode="false"/>
        <draw:g draw:name="Diagrama 1">
          <draw:custom-shape draw:style-name="gr22" draw:layer="layout" svg:width="16.758cm" svg:height="16.758cm" svg:x="-9.401cm" svg:y="2.121cm">
            <text:p/>
            <draw:enhanced-geometry svg:viewBox="0 0 21600 21600" draw:path-stretchpoint-x="21600" draw:path-stretchpoint-y="21600" draw:text-areas="?f105 ?f113 ?f89 ?f97" draw:glue-points="?f114 ?f115 ?f116 ?f117 ?f12 ?f9" draw:type="non-primitive" draw:modifiers="225 315 395" draw:enhanced-path="M ?f55 ?f56 A ?f170 ?f171 ?f172 ?f173 ?f55 ?f56 ?f167 ?f169 W ?f174 ?f175 ?f176 ?f177 ?f55 ?f56 ?f167 ?f169 L ?f80 ?f81 A ?f208 ?f209 ?f210 ?f211 ?f80 ?f81 ?f205 ?f207 W ?f212 ?f213 ?f214 ?f215 ?f80 ?f81 ?f205 ?f207 Z N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min(?f10, ?f7)"/>
              <draw:equation draw:name="f14" draw:formula="5419351 / 1725033"/>
              <draw:equation draw:name="f15" draw:formula="180"/>
              <draw:equation draw:name="f16" draw:formula="?f121"/>
              <draw:equation draw:name="f17" draw:formula="?f125"/>
              <draw:equation draw:name="f18" draw:formula="$2"/>
              <draw:equation draw:name="f19" draw:formula="?f17 - ?f16"/>
              <draw:equation draw:name="f20" draw:formula="?f19 + 21600000"/>
              <draw:equation draw:name="f21" draw:formula="if(?f19, ?f19, ?f20)"/>
              <draw:equation draw:name="f22" draw:formula="0 - ?f21"/>
              <draw:equation draw:name="f23" draw:formula="?f16 + ?f2"/>
              <draw:equation draw:name="f24" draw:formula="?f23 * ?f14 / ?f1"/>
              <draw:equation draw:name="f25" draw:formula="0 - ?f24"/>
              <draw:equation draw:name="f26" draw:formula="cos(?f25)"/>
              <draw:equation draw:name="f27" draw:formula="0 - ?f26"/>
              <draw:equation draw:name="f28" draw:formula="?f27 * ?f11"/>
              <draw:equation draw:name="f29" draw:formula="sin(?f25)"/>
              <draw:equation draw:name="f30" draw:formula="0 - ?f29"/>
              <draw:equation draw:name="f31" draw:formula="?f30 * ?f8"/>
              <draw:equation draw:name="f32" draw:formula="?f17 + ?f2"/>
              <draw:equation draw:name="f33" draw:formula="?f32 * ?f14 / ?f1"/>
              <draw:equation draw:name="f34" draw:formula="0 - ?f33"/>
              <draw:equation draw:name="f35" draw:formula="cos(?f34)"/>
              <draw:equation draw:name="f36" draw:formula="0 - ?f35"/>
              <draw:equation draw:name="f37" draw:formula="?f36 * ?f11"/>
              <draw:equation draw:name="f38" draw:formula="sin(?f34)"/>
              <draw:equation draw:name="f39" draw:formula="0 - ?f38"/>
              <draw:equation draw:name="f40" draw:formula="?f39 * ?f8"/>
              <draw:equation draw:name="f41" draw:formula="0 - ?f31"/>
              <draw:equation draw:name="f42" draw:formula="0 - ?f28"/>
              <draw:equation draw:name="f43" draw:formula="atan2(?f41, ?f42)"/>
              <draw:equation draw:name="f44" draw:formula="-1 * sin(?f43)"/>
              <draw:equation draw:name="f45" draw:formula="?f44 * ?f11"/>
              <draw:equation draw:name="f46" draw:formula="-1 * cos(?f43)"/>
              <draw:equation draw:name="f47" draw:formula="?f46 * ?f8"/>
              <draw:equation draw:name="f48" draw:formula="0 - ?f40"/>
              <draw:equation draw:name="f49" draw:formula="0 - ?f37"/>
              <draw:equation draw:name="f50" draw:formula="atan2(?f48, ?f49)"/>
              <draw:equation draw:name="f51" draw:formula="-1 * sin(?f50)"/>
              <draw:equation draw:name="f52" draw:formula="?f51 * ?f11"/>
              <draw:equation draw:name="f53" draw:formula="-1 * cos(?f50)"/>
              <draw:equation draw:name="f54" draw:formula="?f53 * ?f8"/>
              <draw:equation draw:name="f55" draw:formula="?f12 + ?f45"/>
              <draw:equation draw:name="f56" draw:formula="?f9 + ?f47"/>
              <draw:equation draw:name="f57" draw:formula="?f12 + ?f52"/>
              <draw:equation draw:name="f58" draw:formula="?f9 + ?f54"/>
              <draw:equation draw:name="f59" draw:formula="?f13 * ?f18 / 100000"/>
              <draw:equation draw:name="f60" draw:formula="?f11 - ?f59"/>
              <draw:equation draw:name="f61" draw:formula="?f8 - ?f59"/>
              <draw:equation draw:name="f62" draw:formula="?f36 * ?f60"/>
              <draw:equation draw:name="f63" draw:formula="?f39 * ?f61"/>
              <draw:equation draw:name="f64" draw:formula="?f27 * ?f60"/>
              <draw:equation draw:name="f65" draw:formula="?f30 * ?f61"/>
              <draw:equation draw:name="f66" draw:formula="0 - ?f63"/>
              <draw:equation draw:name="f67" draw:formula="0 - ?f62"/>
              <draw:equation draw:name="f68" draw:formula="atan2(?f66, ?f67)"/>
              <draw:equation draw:name="f69" draw:formula="-1 * sin(?f68)"/>
              <draw:equation draw:name="f70" draw:formula="?f69 * ?f60"/>
              <draw:equation draw:name="f71" draw:formula="-1 * cos(?f68)"/>
              <draw:equation draw:name="f72" draw:formula="?f71 * ?f61"/>
              <draw:equation draw:name="f73" draw:formula="0 - ?f65"/>
              <draw:equation draw:name="f74" draw:formula="0 - ?f64"/>
              <draw:equation draw:name="f75" draw:formula="atan2(?f73, ?f74)"/>
              <draw:equation draw:name="f76" draw:formula="-1 * sin(?f75)"/>
              <draw:equation draw:name="f77" draw:formula="?f76 * ?f60"/>
              <draw:equation draw:name="f78" draw:formula="-1 * cos(?f75)"/>
              <draw:equation draw:name="f79" draw:formula="?f78 * ?f61"/>
              <draw:equation draw:name="f80" draw:formula="?f12 + ?f70"/>
              <draw:equation draw:name="f81" draw:formula="?f9 + ?f72"/>
              <draw:equation draw:name="f82" draw:formula="?f12 + ?f77"/>
              <draw:equation draw:name="f83" draw:formula="?f9 + ?f79"/>
              <draw:equation draw:name="f84" draw:formula="21600000 - ?f16"/>
              <draw:equation draw:name="f85" draw:formula="?f21 - ?f84"/>
              <draw:equation draw:name="f86" draw:formula="max(?f55, ?f80)"/>
              <draw:equation draw:name="f87" draw:formula="max(?f57, ?f82)"/>
              <draw:equation draw:name="f88" draw:formula="max(?f86, ?f87)"/>
              <draw:equation draw:name="f89" draw:formula="if(?f85, ?f4, ?f88)"/>
              <draw:equation draw:name="f90" draw:formula="?f2 - ?f16"/>
              <draw:equation draw:name="f91" draw:formula="27000000 - ?f16"/>
              <draw:equation draw:name="f92" draw:formula="if(?f90, ?f90, ?f91)"/>
              <draw:equation draw:name="f93" draw:formula="?f21 - ?f92"/>
              <draw:equation draw:name="f94" draw:formula="max(?f56, ?f81)"/>
              <draw:equation draw:name="f95" draw:formula="max(?f58, ?f83)"/>
              <draw:equation draw:name="f96" draw:formula="max(?f94, ?f95)"/>
              <draw:equation draw:name="f97" draw:formula="if(?f93, ?f6, ?f96)"/>
              <draw:equation draw:name="f98" draw:formula="?f1 - ?f16"/>
              <draw:equation draw:name="f99" draw:formula="32400000 - ?f16"/>
              <draw:equation draw:name="f100" draw:formula="if(?f98, ?f98, ?f99)"/>
              <draw:equation draw:name="f101" draw:formula="?f21 - ?f100"/>
              <draw:equation draw:name="f102" draw:formula="min(?f55, ?f80)"/>
              <draw:equation draw:name="f103" draw:formula="min(?f57, ?f82)"/>
              <draw:equation draw:name="f104" draw:formula="min(?f102, ?f103)"/>
              <draw:equation draw:name="f105" draw:formula="if(?f101, ?f3, ?f104)"/>
              <draw:equation draw:name="f106" draw:formula="?f0 - ?f16"/>
              <draw:equation draw:name="f107" draw:formula="37800000 - ?f16"/>
              <draw:equation draw:name="f108" draw:formula="if(?f106, ?f106, ?f107)"/>
              <draw:equation draw:name="f109" draw:formula="?f21 - ?f108"/>
              <draw:equation draw:name="f110" draw:formula="min(?f56, ?f81)"/>
              <draw:equation draw:name="f111" draw:formula="min(?f58, ?f83)"/>
              <draw:equation draw:name="f112" draw:formula="min(?f110, ?f111)"/>
              <draw:equation draw:name="f113" draw:formula="if(?f109, ?f5, ?f112)"/>
              <draw:equation draw:name="f114" draw:formula="(?f55 + ?f82) / 2"/>
              <draw:equation draw:name="f115" draw:formula="(?f56 + ?f83) / 2"/>
              <draw:equation draw:name="f116" draw:formula="(?f57 + ?f80) / 2"/>
              <draw:equation draw:name="f117" draw:formula="(?f58 + ?f81) / 2"/>
              <draw:equation draw:name="f118" draw:formula="0 - $0"/>
              <draw:equation draw:name="f119" draw:formula="?f118 * ?f1 / ?f15"/>
              <draw:equation draw:name="f120" draw:formula="?f119 - ?f2"/>
              <draw:equation draw:name="f121" draw:formula="0 - ?f120"/>
              <draw:equation draw:name="f122" draw:formula="0 - $1"/>
              <draw:equation draw:name="f123" draw:formula="?f122 * ?f1 / ?f15"/>
              <draw:equation draw:name="f124" draw:formula="?f123 - ?f2"/>
              <draw:equation draw:name="f125" draw:formula="0 - ?f124"/>
              <draw:equation draw:name="f126" draw:formula="?f55 - 10800"/>
              <draw:equation draw:name="f127" draw:formula="?f56 - 10800"/>
              <draw:equation draw:name="f128" draw:formula="sqrt(?f126 * ?f126 + ?f127 * ?f127 + 0 * 0)"/>
              <draw:equation draw:name="f129" draw:formula="atan2(?f126, ?f127)"/>
              <draw:equation draw:name="f130" draw:formula="?f129 + ?f2"/>
              <draw:equation draw:name="f131" draw:formula="?f130 * ?f15 / ?f1"/>
              <draw:equation draw:name="f132" draw:formula="0 - ?f131"/>
              <draw:equation draw:name="f133" draw:formula="?f80 - 10800"/>
              <draw:equation draw:name="f134" draw:formula="?f81 - 10800"/>
              <draw:equation draw:name="f135" draw:formula="sqrt(?f133 * ?f133 + ?f134 * ?f134 + 0 * 0)"/>
              <draw:equation draw:name="f136" draw:formula="atan2(?f133, ?f134)"/>
              <draw:equation draw:name="f137" draw:formula="?f136 + ?f2"/>
              <draw:equation draw:name="f138" draw:formula="?f137 * ?f15 / ?f1"/>
              <draw:equation draw:name="f139" draw:formula="0 - ?f138"/>
              <draw:equation draw:name="f140" draw:formula="21550000 - ?f21"/>
              <draw:equation draw:name="f141" draw:formula="if(?f140, ?f21, 21550000)"/>
              <draw:equation draw:name="f142" draw:formula="-21550000 - ?f141"/>
              <draw:equation draw:name="f143" draw:formula="if(?f142, -21550000, ?f141)"/>
              <draw:equation draw:name="f144" draw:formula="?f16 + ?f143"/>
              <draw:equation draw:name="f145" draw:formula="sqrt(?f28 * ?f28 + ?f31 * ?f31 + 0 * 0)"/>
              <draw:equation draw:name="f146" draw:formula="?f11 * ?f8 / ?f145"/>
              <draw:equation draw:name="f147" draw:formula="?f30 * ?f146"/>
              <draw:equation draw:name="f148" draw:formula="?f55 - ?f147"/>
              <draw:equation draw:name="f149" draw:formula="?f27 * ?f146"/>
              <draw:equation draw:name="f150" draw:formula="?f56 - ?f149"/>
              <draw:equation draw:name="f151" draw:formula="?f148 - ?f11"/>
              <draw:equation draw:name="f152" draw:formula="?f150 - ?f8"/>
              <draw:equation draw:name="f153" draw:formula="?f148 + ?f11"/>
              <draw:equation draw:name="f154" draw:formula="?f150 + ?f8"/>
              <draw:equation draw:name="f155" draw:formula="?f144 + ?f2"/>
              <draw:equation draw:name="f156" draw:formula="?f155 * ?f14 / ?f1"/>
              <draw:equation draw:name="f157" draw:formula="0 - ?f156"/>
              <draw:equation draw:name="f158" draw:formula="cos(?f157)"/>
              <draw:equation draw:name="f159" draw:formula="0 - ?f158"/>
              <draw:equation draw:name="f160" draw:formula="?f159 * ?f11"/>
              <draw:equation draw:name="f161" draw:formula="sin(?f157)"/>
              <draw:equation draw:name="f162" draw:formula="0 - ?f161"/>
              <draw:equation draw:name="f163" draw:formula="?f162 * ?f8"/>
              <draw:equation draw:name="f164" draw:formula="sqrt(?f160 * ?f160 + ?f163 * ?f163 + 0 * 0)"/>
              <draw:equation draw:name="f165" draw:formula="?f11 * ?f8 / ?f164"/>
              <draw:equation draw:name="f166" draw:formula="?f162 * ?f165"/>
              <draw:equation draw:name="f167" draw:formula="?f148 + ?f166"/>
              <draw:equation draw:name="f168" draw:formula="?f159 * ?f165"/>
              <draw:equation draw:name="f169" draw:formula="?f150 + ?f168"/>
              <draw:equation draw:name="f170" draw:formula="if(?f143, ?f55, ?f151)"/>
              <draw:equation draw:name="f171" draw:formula="if(?f143, ?f56, ?f152)"/>
              <draw:equation draw:name="f172" draw:formula="if(?f143, ?f55, ?f153)"/>
              <draw:equation draw:name="f173" draw:formula="if(?f143, ?f56, ?f154)"/>
              <draw:equation draw:name="f174" draw:formula="if(?f143, ?f151, ?f167)"/>
              <draw:equation draw:name="f175" draw:formula="if(?f143, ?f152, ?f169)"/>
              <draw:equation draw:name="f176" draw:formula="if(?f143, ?f153, ?f167)"/>
              <draw:equation draw:name="f177" draw:formula="if(?f143, ?f154, ?f169)"/>
              <draw:equation draw:name="f178" draw:formula="21550000 - ?f22"/>
              <draw:equation draw:name="f179" draw:formula="if(?f178, ?f22, 21550000)"/>
              <draw:equation draw:name="f180" draw:formula="-21550000 - ?f179"/>
              <draw:equation draw:name="f181" draw:formula="if(?f180, -21550000, ?f179)"/>
              <draw:equation draw:name="f182" draw:formula="?f17 + ?f181"/>
              <draw:equation draw:name="f183" draw:formula="sqrt(?f62 * ?f62 + ?f63 * ?f63 + 0 * 0)"/>
              <draw:equation draw:name="f184" draw:formula="?f60 * ?f61 / ?f183"/>
              <draw:equation draw:name="f185" draw:formula="?f39 * ?f184"/>
              <draw:equation draw:name="f186" draw:formula="?f80 - ?f185"/>
              <draw:equation draw:name="f187" draw:formula="?f36 * ?f184"/>
              <draw:equation draw:name="f188" draw:formula="?f81 - ?f187"/>
              <draw:equation draw:name="f189" draw:formula="?f186 - ?f60"/>
              <draw:equation draw:name="f190" draw:formula="?f188 - ?f61"/>
              <draw:equation draw:name="f191" draw:formula="?f186 + ?f60"/>
              <draw:equation draw:name="f192" draw:formula="?f188 + ?f61"/>
              <draw:equation draw:name="f193" draw:formula="?f182 + ?f2"/>
              <draw:equation draw:name="f194" draw:formula="?f193 * ?f14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0"/>
              <draw:equation draw:name="f199" draw:formula="sin(?f195)"/>
              <draw:equation draw:name="f200" draw:formula="0 - ?f199"/>
              <draw:equation draw:name="f201" draw:formula="?f200 * ?f61"/>
              <draw:equation draw:name="f202" draw:formula="sqrt(?f198 * ?f198 + ?f201 * ?f201 + 0 * 0)"/>
              <draw:equation draw:name="f203" draw:formula="?f60 * ?f61 / ?f202"/>
              <draw:equation draw:name="f204" draw:formula="?f200 * ?f203"/>
              <draw:equation draw:name="f205" draw:formula="?f186 + ?f204"/>
              <draw:equation draw:name="f206" draw:formula="?f197 * ?f203"/>
              <draw:equation draw:name="f207" draw:formula="?f188 + ?f206"/>
              <draw:equation draw:name="f208" draw:formula="if(?f181, ?f80, ?f189)"/>
              <draw:equation draw:name="f209" draw:formula="if(?f181, ?f81, ?f190)"/>
              <draw:equation draw:name="f210" draw:formula="if(?f181, ?f80, ?f191)"/>
              <draw:equation draw:name="f211" draw:formula="if(?f181, ?f81, ?f192)"/>
              <draw:equation draw:name="f212" draw:formula="if(?f181, ?f189, ?f205)"/>
              <draw:equation draw:name="f213" draw:formula="if(?f181, ?f190, ?f207)"/>
              <draw:equation draw:name="f214" draw:formula="if(?f181, ?f191, ?f205)"/>
              <draw:equation draw:name="f215" draw:formula="if(?f181, ?f192, ?f207)"/>
            </draw:enhanced-geometry>
          </draw:custom-shape>
          <draw:custom-shape draw:style-name="gr23" draw:text-style-name="P4" draw:layer="layout" svg:width="16.768cm" svg:height="2.49cm" svg:x="6.398cm" svg:y="5.521cm">
            <text:p text:style-name="P7"><text:span text:style-name="T3">[Text]</text:span></text:p>
            <draw:enhanced-geometry svg:viewBox="0 0 5475833 812800" draw:text-areas="?f16 ?f18 ?f17 ?f19" draw:glue-points="?f12 ?f13 ?f14 ?f13 ?f14 ?f15 ?f12 ?f15 ?f12 ?f13" draw:type="non-primitive" draw:enhanced-path="M 0 0 L 5475833 0 5475833 812800 0 812800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75833"/>
              <draw:equation draw:name="f7" draw:formula="?f4 / 812800"/>
              <draw:equation draw:name="f8" draw:formula="0 * ?f5 / 5475833"/>
              <draw:equation draw:name="f9" draw:formula="0 * ?f4 / 812800"/>
              <draw:equation draw:name="f10" draw:formula="5475833 * ?f5 / 5475833"/>
              <draw:equation draw:name="f11" draw:formula="812800 * ?f4 / 8128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24" draw:layer="layout" svg:width="3.111cm" svg:height="3.11cm" svg:x="4.842cm" svg:y="5.211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style-name="gr25" draw:text-style-name="P4" draw:layer="layout" svg:width="15.863cm" svg:height="2.489cm" svg:x="7.302cm" svg:y="9.255cm">
            <text:p text:style-name="P7"><text:span text:style-name="T3">[Text]</text:span></text:p>
            <draw:enhanced-geometry svg:viewBox="0 0 5180380 812800" draw:text-areas="?f16 ?f18 ?f17 ?f19" draw:glue-points="?f12 ?f13 ?f14 ?f13 ?f14 ?f15 ?f12 ?f15 ?f12 ?f13" draw:type="non-primitive" draw:enhanced-path="M 0 0 L 5180380 0 5180380 812800 0 812800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180380"/>
              <draw:equation draw:name="f7" draw:formula="?f4 / 812800"/>
              <draw:equation draw:name="f8" draw:formula="0 * ?f5 / 5180380"/>
              <draw:equation draw:name="f9" draw:formula="0 * ?f4 / 812800"/>
              <draw:equation draw:name="f10" draw:formula="5180380 * ?f5 / 5180380"/>
              <draw:equation draw:name="f11" draw:formula="812800 * ?f4 / 8128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26" draw:layer="layout" svg:width="3.111cm" svg:height="3.111cm" svg:x="5.746cm" svg:y="8.944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style-name="gr27" draw:text-style-name="P4" draw:layer="layout" svg:width="16.768cm" svg:height="2.489cm" svg:x="6.398cm" svg:y="12.989cm">
            <text:p text:style-name="P7"><text:span text:style-name="T3">[Text]</text:span></text:p>
            <draw:enhanced-geometry svg:viewBox="0 0 5475833 812800" draw:text-areas="?f16 ?f18 ?f17 ?f19" draw:glue-points="?f12 ?f13 ?f14 ?f13 ?f14 ?f15 ?f12 ?f15 ?f12 ?f13" draw:type="non-primitive" draw:enhanced-path="M 0 0 L 5475833 0 5475833 812800 0 812800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75833"/>
              <draw:equation draw:name="f7" draw:formula="?f4 / 812800"/>
              <draw:equation draw:name="f8" draw:formula="0 * ?f5 / 5475833"/>
              <draw:equation draw:name="f9" draw:formula="0 * ?f4 / 812800"/>
              <draw:equation draw:name="f10" draw:formula="5475833 * ?f5 / 5475833"/>
              <draw:equation draw:name="f11" draw:formula="812800 * ?f4 / 8128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28" draw:layer="layout" svg:width="3.111cm" svg:height="3.111cm" svg:x="4.842cm" svg:y="12.678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background" style:family="presentation">
      <style:graphic-properties draw:stroke="none" draw:fill="solid" draw:fill-color="#ffffff"/>
      <style:text-properties style:letter-kerning="true"/>
    </style:style>
    <style:style style:name="Master1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m-br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1" style:family="presentation">
      <style:graphic-properties draw:stroke="none" draw:fill="none" draw:auto-grow-height="false" draw:fit-to-size="shrink-to-fit">
        <text:list-style style:name="Master1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5.2999992370605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2" style:family="presentation" style:parent-style-name="Master1-Layout7-blank-Em-branco-outline1">
      <style:paragraph-properties fo:margin-left="0cm" fo:margin-right="0cm" fo:margin-top="0cm" fo:margin-bottom="0.44cm" fo:text-indent="0cm"/>
      <style:text-properties fo:font-size="30.8999996185303pt" style:font-size-asian="28pt" style:font-size-complex="28pt"/>
    </style:style>
    <style:style style:name="Master1-Layout7-blank-Em-branco-outline3" style:family="presentation" style:parent-style-name="Master1-Layout7-blank-Em-branco-outline2">
      <style:paragraph-properties fo:margin-left="0cm" fo:margin-right="0cm" fo:margin-top="0cm" fo:margin-bottom="0.33cm" fo:text-indent="0cm"/>
      <style:text-properties fo:font-size="26.5pt" style:font-size-asian="24pt" style:font-size-complex="24pt"/>
    </style:style>
    <style:style style:name="Master1-Layout7-blank-Em-branco-outline4" style:family="presentation" style:parent-style-name="Master1-Layout7-blank-Em-branco-outline3">
      <style:paragraph-properties fo:margin-left="0cm" fo:margin-right="0cm" fo:margin-top="0cm" fo:margin-bottom="0.22cm" fo:text-indent="0cm"/>
      <style:text-properties fo:font-size="22.1000003814697pt" style:font-size-asian="20pt" style:font-size-complex="20pt"/>
    </style:style>
    <style:style style:name="Master1-Layout7-blank-Em-branco-outline5" style:family="presentation" style:parent-style-name="Master1-Layout7-blank-Em-branco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7-blank-Em-branco-outline6" style:family="presentation" style:parent-style-name="Master1-Layout7-blank-Em-branco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7-blank-Em-branco-outline7" style:family="presentation" style:parent-style-name="Master1-Layout7-blank-Em-branco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7-blank-Em-branco-outline8" style:family="presentation" style:parent-style-name="Master1-Layout7-blank-Em-branco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7-blank-Em-branco-outline9" style:family="presentation" style:parent-style-name="Master1-Layout7-blank-Em-branco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7-blank-Em-branco-subtitle" style:family="presentation">
      <style:graphic-properties draw:stroke="none" draw:fill="none" draw:textarea-vertical-align="middle">
        <text:list-style style:name="Master1-Layout7-blank-Em-br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title" style:family="presentation">
      <style:graphic-properties draw:stroke="none" draw:fill="none" draw:textarea-vertical-align="middle">
        <text:list-style style:name="Master1-Layout7-blank-Em-br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5.5999984741211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aster1-Layout7-blank-Em-br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ayout7-blank-Em-branc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7-blank-Em-branco-backgroundobjects">
      <style:graphic-properties draw:stroke="none" draw:fill="none" draw:fill-color="#ffffff" draw:auto-grow-height="false" fo:min-height="1.485cm"/>
    </style:style>
    <style:style style:name="Mpr7" style:family="presentation" style:parent-style-name="Master1-Layout7-blank-Em-branc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T1" style:family="text">
      <style:text-properties fo:color="#898989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7-blank-Em-branco" style:page-layout-name="PM1" draw:style-name="Mdp2">
      <office:forms form:automatic-focus="false" form:apply-design-mode="false"/>
      <draw:frame draw:name="Espaço Reservado para Data 1" presentation:style-name="Mpr4" draw:text-style-name="MP5" draw:layer="backgroundobjects" svg:width="6.534cm" svg:height="1.118cm" svg:x="1.4cm" svg:y="19.464cm" presentation:class="date-time">
        <draw:text-box>
          <text:p text:style-name="MP4"><text:span text:style-name="MT1"><text:date style:data-style-name="D1" text:date-value="2014-03-24">24/03/14</text:date></text:span></text:p>
        </draw:text-box>
      </draw:frame>
      <draw:frame draw:name="Espaço Reservado para Rodapé 2" presentation:style-name="Mpr5" draw:text-style-name="MP5" draw:layer="backgroundobjects" svg:width="8.866cm" svg:height="1.118cm" svg:x="9.566cm" svg:y="19.464cm" presentation:class="footer">
        <draw:text-box>
          <text:p/>
        </draw:text-box>
      </draw:frame>
      <draw:frame draw:name="Espaço Reservado para Número de Slide 3" presentation:style-name="Mpr4" draw:text-style-name="MP5" draw:layer="backgroundobjects" svg:width="6.534cm" svg:height="1.118cm" svg:x="20.066cm" svg:y="19.464cm" presentation:class="page-number">
        <draw:text-box>
          <text:p text:style-name="MP6"><text:span text:style-name="MT1"><text:page-number>&lt;number&gt;</text:page-number></text:span></text:p>
        </draw:text-box>
      </draw:frame>
      <draw:frame presentation:style-name="Master1-Layout7-blank-Em-branco-title" draw:layer="backgroundobjects" svg:width="25.199cm" svg:height="3.506cm" svg:x="1.4cm" svg:y="0.837cm" presentation:class="title" presentation:placeholder="true">
        <draw:text-box/>
      </draw:frame>
      <draw:frame presentation:style-name="Master1-Layout7-blank-Em-branco-outline1" draw:layer="backgroundobjects" svg:width="24.639cm" svg:height="12.18cm" svg:x="1.4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Master1-Layout7-blank-Em-branco-title" draw:layer="backgroundobjects" svg:width="0.001cm" svg:height="0.001cm" svg:x="0cm" svg:y="2.123cm" presentation:class="page"/>
        <draw:frame presentation:style-name="Master1-Layout7-blank-Em-branco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6" draw:text-style-name="MP2" draw:layer="backgroundobjects" svg:width="9.369cm" svg:height="1.396cm" svg:x="12.219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7" draw:text-style-name="MP2" draw:layer="backgroundobjects" svg:width="9.369cm" svg:height="1.396cm" svg:x="12.219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4T15:42:26.614000000</meta:creation-date>
    <dc:date>2014-03-24T15:56:55.587000000</dc:date>
    <meta:editing-duration>P0D</meta:editing-duration>
    <meta:editing-cycles>1</meta:editing-cycles>
    <meta:document-statistic meta:object-count="72"/>
    <meta:generator>LibreOffice/4.2.2.1$Windows_x86 LibreOffice_project/3be8cda0bddd8e430d8cda1ebfd581265cca5a0f</meta:generator>
  </office:meta>
</office:document-meta>
</file>